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b02d3" officeooo:paragraph-rsid="000b02d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b02d3" officeooo:paragraph-rsid="000b02d3" style:font-size-asian="20pt" style:font-weight-asian="bold" style:font-size-complex="20pt" style:font-weight-complex="bold"/>
    </style:style>
    <style:style style:name="P3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/>
      <style:text-properties fo:font-size="14pt" fo:font-weight="bold" officeooo:rsid="000b02d3" officeooo:paragraph-rsid="000b02d3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/>
      <style:text-properties fo:font-size="14pt" fo:font-weight="normal" officeooo:rsid="000b02d3" officeooo:paragraph-rsid="000b02d3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="solid" draw:fill-color="#ffffff"/>
      <style:paragraph-properties fo:margin-top="0cm" fo:margin-bottom="0.071cm" loext:contextual-spacing="false" fo:line-height="100%" fo:background-color="#ffffff" fo:padding="0cm" fo:border="none"/>
      <style:text-properties officeooo:paragraph-rsid="000b02d3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0000"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untry-Project-Analysis-using-Apache-Pig</text:p>
      <text:p text:style-name="P1"/>
      <text:p text:style-name="P1">Problem Statement:</text:p>
      <text:p text:style-name="P1"/>
      <text:p text:style-name="P5"><text:span text:style-name="T1">A. Count Number of countries based on landmass. </text:span></text:p>
      <text:p text:style-name="P5"><text:span text:style-name="T1">B. Find out top 5 country with Sum of bars and strips in a flag.</text:span></text:p>
      <text:p text:style-name="P5"><text:span text:style-name="T1">C. Count of countries with icon.</text:span></text:p>
      <text:p text:style-name="P5"><text:span text:style-name="T1">D. Count of countries which have same top left and top right color in flag.</text:span></text:p>
      <text:p text:style-name="P5"><text:span text:style-name="T1">E. Count number of countries based on zone.</text:span></text:p>
      <text:p text:style-name="P5"><text:span text:style-name="T1">F. Find out largest county in terms of area in NE zone.</text:span></text:p>
      <text:p text:style-name="P5"><text:span text:style-name="T1">G. Find out least populated country in South America landmass.</text:span></text:p>
      <text:p text:style-name="P5"><text:span text:style-name="T1">H. Find out largest speaking language among all countries.</text:span></text:p>
      <text:p text:style-name="P5"><text:span text:style-name="T1">I. Find most common color among flags from all countries.</text:span></text:p>
      <text:p text:style-name="P5"><text:span text:style-name="T1">J. Sum of all circles present in all country flags.</text:span></text:p>
      <text:p text:style-name="P4">K. Count of countries which have both icon and text in flag.</text:p>
      <text:p text:style-name="P4"/>
      <text:p text:style-name="P3">Dataset Description: </text:p>
      <text:p text:style-name="P3"/>
      <text:p text:style-name="P4">1. TItle: Flag database</text:p>
      <text:p text:style-name="P4"/>
      <text:p text:style-name="P4">2. Source Information</text:p>
      <text:p text:style-name="P4"><text:s text:c="3"/>-- Creators: Collected primarily from the "Collins Gem Guide to Flags":</text:p>
      <text:p text:style-name="P4"><text:s text:c="6"/>Collins Publishers (1986).</text:p>
      <text:p text:style-name="P4"><text:s text:c="3"/>-- Donor: Richard S. Forsyth </text:p>
      <text:p text:style-name="P4"><text:s text:c="13"/>8 Grosvenor Avenue</text:p>
      <text:p text:style-name="P4"><text:s text:c="13"/>Mapperley Park</text:p>
      <text:p text:style-name="P4"><text:s text:c="13"/>Nottingham NG3 5DX</text:p>
      <text:p text:style-name="P4"><text:s text:c="13"/>0602-621676</text:p>
      <text:p text:style-name="P4"><text:s text:c="3"/>-- Date: 5/15/1990</text:p>
      <text:p text:style-name="P4"/>
      <text:p text:style-name="P4">3. Past Usage:</text:p>
      <text:p text:style-name="P4"><text:s text:c="3"/>-- None known other than what is shown in Forsyth's PC/BEAGLE User's Guide.</text:p>
      <text:p text:style-name="P4"/>
      <text:p text:style-name="P4">4. Relevant Information:</text:p>
      <text:p text:style-name="P4"><text:s text:c="3"/>-- This data file contains details of various nations and their flags.</text:p>
      <text:p text:style-name="P4"><text:s text:c="6"/>In this file the fields are separated by spaces (not commas). <text:s/>With</text:p>
      <text:p text:style-name="P4"><text:s text:c="6"/>this data you can try things like predicting the religion of a country</text:p>
      <text:p text:style-name="P4"><text:s text:c="6"/>from its size and the colours in its flag. <text:s/></text:p>
      <text:p text:style-name="P4"><text:s text:c="3"/>-- 10 attributes are numeric-valued. <text:s/>The remainder are either Boolean-</text:p>
      <text:p text:style-name="P4"><text:s text:c="6"/>or nominal-valued.</text:p>
      <text:p text:style-name="P4"/>
      <text:p text:style-name="P4">5. Number of Instances: 194</text:p>
      <text:p text:style-name="P4"/>
      <text:p text:style-name="P4"><text:soft-page-break/>6. Number of attributes: 30 (overall)</text:p>
      <text:p text:style-name="P4"/>
      <text:p text:style-name="P4">7. Attribute Information:</text:p>
      <text:p text:style-name="P4"><text:s text:c="3"/>1. name<text:tab/>Name of the country concerned</text:p>
      <text:p text:style-name="P4"><text:s text:c="3"/>2. landmass<text:tab/>1=N.America, 2=S.America, 3=Europe, 4=Africa, 4=Asia, 6=Oceania</text:p>
      <text:p text:style-name="P4"><text:s text:c="3"/>3. zone<text:tab/>Geographic quadrant, based on Greenwich and the Equator</text:p>
      <text:p text:style-name="P4"><text:s text:c="16"/>1=NE, 2=SE, 3=SW, 4=NW</text:p>
      <text:p text:style-name="P4"><text:s text:c="3"/>4. area<text:tab/>in thousands of square km</text:p>
      <text:p text:style-name="P4"><text:s text:c="3"/>5. population<text:tab/>in round millions</text:p>
      <text:p text:style-name="P4"><text:s text:c="3"/>6. language 1=English, 2=Spanish, 3=French, 4=German, 5=Slavic, 6=Other </text:p>
      <text:p text:style-name="P4"><text:s text:c="15"/>Indo-European, 7=Chinese, 8=Arabic, </text:p>
      <text:p text:style-name="P4"><text:s text:c="15"/>9=Japanese/Turkish/Finnish/Magyar, 10=Others</text:p>
      <text:p text:style-name="P4"><text:s text:c="3"/>7. religion 0=Catholic, 1=Other Christian, 2=Muslim, 3=Buddhist, 4=Hindu,</text:p>
      <text:p text:style-name="P4"><text:s text:c="15"/>5=Ethnic, 6=Marxist, 7=Others</text:p>
      <text:p text:style-name="P4"><text:s text:c="3"/>8. bars <text:s text:c="4"/>Number of vertical bars in the flag</text:p>
      <text:p text:style-name="P4"><text:s text:c="3"/>9. stripes <text:s/>Number of horizontal stripes in the flag</text:p>
      <text:p text:style-name="P4"><text:s text:c="2"/>10. colours <text:s/>Number of different colours in the flag</text:p>
      <text:p text:style-name="P4"><text:s text:c="2"/>11. red <text:s text:c="5"/>0 if red absent, 1 if red present in the flag</text:p>
      <text:p text:style-name="P4"><text:s text:c="2"/>12. green <text:s text:c="3"/>same for green</text:p>
      <text:p text:style-name="P4"><text:s text:c="2"/>13. blue <text:s text:c="4"/>same for blue</text:p>
      <text:p text:style-name="P4"><text:s text:c="2"/>14. gold <text:s text:c="4"/>same for gold (also yellow)</text:p>
      <text:p text:style-name="P4"><text:s text:c="2"/>15. white <text:s text:c="3"/>same for white</text:p>
      <text:p text:style-name="P4"><text:s text:c="2"/>16. black <text:s text:c="3"/>same for black</text:p>
      <text:p text:style-name="P4"><text:s text:c="2"/>17. orange <text:s text:c="2"/>same for orange (also brown)</text:p>
      <text:p text:style-name="P4"><text:s text:c="2"/>18. mainhue <text:s/>predominant colour in the flag (tie-breaks decided by taking</text:p>
      <text:p text:style-name="P4"><text:s text:c="15"/>the topmost hue, if that fails then the most central hue,</text:p>
      <text:p text:style-name="P4"><text:s text:c="15"/>and if that fails the leftmost hue)</text:p>
      <text:p text:style-name="P4"><text:s text:c="2"/>19. circles <text:s/>Number of circles in the flag</text:p>
      <text:p text:style-name="P4"><text:s text:c="2"/>20. crosses <text:s/>Number of (upright) crosses</text:p>
      <text:p text:style-name="P4"><text:s text:c="2"/>21. saltires Number of diagonal crosses</text:p>
      <text:p text:style-name="P4"><text:s text:c="2"/>22. quarters Number of quartered sections</text:p>
      <text:p text:style-name="P4"><text:s text:c="2"/>23. sunstars Number of sun or star symbols</text:p>
      <text:p text:style-name="P4"><text:s text:c="2"/>24. crescent 1 if a crescent moon symbol present, else 0</text:p>
      <text:p text:style-name="P4"><text:s text:c="2"/>25. triangle 1 if any triangles present, 0 otherwise</text:p>
      <text:p text:style-name="P4"><text:s text:c="2"/>26. icon <text:s text:c="4"/>1 if an inanimate image present (e.g., a boat), otherwise 0</text:p>
      <text:p text:style-name="P4"><text:s text:c="2"/>27. animate <text:s/>1 if an animate image (e.g., an eagle, a tree, a human hand)</text:p>
      <text:p text:style-name="P4"><text:s text:c="15"/>present, 0 otherwise</text:p>
      <text:p text:style-name="P4"><text:s text:c="2"/>28. text <text:s text:c="4"/>1 if any letters or writing on the flag (e.g., a motto or</text:p>
      <text:p text:style-name="P4"><text:s text:c="15"/>slogan), 0 otherwise</text:p>
      <text:p text:style-name="P4"><text:s text:c="2"/>29. topleft <text:s/>colour in the top-left corner (moving right to decide </text:p>
      <text:p text:style-name="P4"><text:s text:c="15"/>tie-breaks)</text:p>
      <text:p text:style-name="P4"><text:s text:c="2"/>30. botright Colour in the bottom-left corner (moving left to decide </text:p>
      <text:p text:style-name="P4"><text:s text:c="15"/>tie-breaks)</text:p>
      <text:p text:style-name="P4">8. Missing values: N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1:00:27.095579517</meta:creation-date>
    <dc:date>2019-03-17T12:40:28.428137092</dc:date>
    <meta:editing-duration>PT9M30S</meta:editing-duration>
    <meta:editing-cycles>1</meta:editing-cycles>
    <meta:document-statistic meta:table-count="0" meta:image-count="0" meta:object-count="0" meta:page-count="2" meta:paragraph-count="77" meta:word-count="548" meta:character-count="3621" meta:non-whitespace-character-count="2776"/>
    <meta:generator>LibreOffice/5.1.6.2$Linux_X86_64 LibreOffice_project/10m0$Build-2</meta:generator>
  </office:meta>
</office:document-meta>
</file>